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103ADBCD17362F8E.png" manifest:media-type="image/png"/>
  <manifest:file-entry manifest:full-path="Pictures/100000000000078000000410BD8BFCA87494CC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242cm"/>
    </style:style>
    <style:style style:name="P1" style:family="paragraph" style:parent-style-name="Table_20_Contents" style:list-style-name="List_20_1">
      <style:paragraph-properties fo:text-align="start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4.64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<draw:frame draw:style-name="fr2" draw:name="Imagen1" text:anchor-type="char" svg:x="0.071cm" svg:y="0.176cm" svg:width="18.567cm" svg:height="3.96cm" draw:z-index="0"><draw:image xlink:href="Pictures/100000000000078000000410103ADBCD17362F8E.png" xlink:type="simple" xlink:show="embed" xlink:actuate="onLoad" draw:mime-type="image/png"/></draw:frame><draw:frame draw:style-name="fr1" draw:name="Imagen2" text:anchor-type="char" svg:x="0.185cm" svg:y="4.366cm" svg:width="18.392cm" svg:height="10.291cm" draw:z-index="1"><draw:image xlink:href="Pictures/100000000000078000000410BD8BFCA87494CC07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2" office:value-type="string">
            <text:list xml:id="list2625963978" text:style-name="List_20_1">
              <text:list-item>
                <text:p text:style-name="P1"><text:a xlink:type="simple" xlink:href="https://github.com/JosemaVlc/02_REP_SAGAS" text:style-name="Internet_20_link" text:visited-style-name="Visited_20_Internet_20_Link">https://github.com/JosemaVlc/02_REP_SAGAS</text:a></text:p>
              </text:list-item>
            </text:list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list xml:id="list150404467451582" text:continue-numbering="true" text:style-name="List_20_1">
              <text:list-header>
                <text:p text:style-name="P1"/>
              </text:list-header>
            </text:list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pitch="variable"/>
  </office:font-face-decls>
  <office:styles>
    <draw:stroke-dash draw:name="Dash_20_1" draw:display-name="Dash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9T10:31:22.645000000</meta:creation-date>
    <dc:date>2022-11-06T15:04:03.739000000</dc:date>
    <meta:editing-duration>PT2H6M44S</meta:editing-duration>
    <meta:editing-cycles>2</meta:editing-cycles>
    <meta:generator>LibreOffice/7.4.2.3$Windows_X86_64 LibreOffice_project/382eef1f22670f7f4118c8c2dd222ec7ad009daf</meta:generator>
    <meta:document-statistic meta:table-count="1" meta:image-count="2" meta:object-count="0" meta:page-count="1" meta:paragraph-count="2" meta:word-count="3" meta:character-count="43" meta:non-whitespace-character-count="43"/>
  </office:meta>
</office:document-meta>
</file>